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PropertySourceInterfaceTests.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ropertySourceInterfaceTests.propertiesAreAvailableIn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